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ystem-ui" svg:font-family="system-ui, apple-system, BlinkMacSystemFont, 'Segoe UI', Roboto, Oxygen-Sans, Ubuntu, Cantarell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2f3941" style:font-name="system-ui" fo:font-size="8.39999961853027pt" fo:letter-spacing="normal" fo:font-style="normal" fo:font-weight="normal"/>
    </style:style>
    <style:style style:name="T2" style:family="text">
      <style:text-properties fo:font-variant="normal" fo:text-transform="none" fo:color="#2f3941" style:text-line-through-style="none" style:text-line-through-type="none" style:font-name="system-ui" fo:font-size="8.39999961853027pt" fo:letter-spacing="normal" fo:font-style="normal" style:text-underline-style="none" fo:font-weight="normal" style:text-blinking="false" fo:background-color="#e9ebed" loext:char-shading-value="0" loext:padding="0cm" loext:border="none"/>
    </style:style>
    <style:style style:name="T3" style:family="text">
      <style:text-properties fo:color="#68737d" style:text-line-through-style="none" style:text-line-through-type="none" style:font-name="system-ui" style:text-underline-style="none" fo:font-weight="normal" style:text-blinking="false" fo:background-color="#e9ebed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rabación de reunión de Webex: Ponte al dia en Fundamentos de Programación - Sesión 2-20210616 1800-1 Contraseña: 3xZ5wRRh Enlace a grabaciones: </text:span><text:a xlink:type="simple" xlink:href="https://unbosque.webex.com/unbosque/ldr.php?RCID=0588c300320e4bad85c7883e5593e6c0" office:target-frame-name="_blank" xlink:show="new" text:style-name="Internet_20_link" text:visited-style-name="Visited_20_Internet_20_Link"><text:span text:style-name="T3">https://unbosque.webex.com/unbosque/ldr.php?RCID=0588c300320e4bad85c7883e5593e6c0</text:span></text:a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2">El primero es: Grabación de reunión de Webex: Recuento de temáticas de Fundamentos de Programación-20210531 1800-1 Contraseña: UiWjgAP2 Enlace a grabaciones: </text:span><text:a xlink:type="simple" xlink:href="https://unbosque.webex.com/unbosque/ldr.php?RCID=1c75ad701b444fa2ac5e536c753285ea" office:target-frame-name="_blank" xlink:show="new" text:style-name="Internet_20_link" text:visited-style-name="Visited_20_Internet_20_Link"><text:span text:style-name="T3">https://unbosque.webex.com/unbosque/ldr.php?RCID=1c75ad701b444fa2ac5e536c753285e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ystem-ui" svg:font-family="system-ui, apple-system, BlinkMacSystemFont, 'Segoe UI', Roboto, Oxygen-Sans, Ubuntu, Cantarell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09:30:00.943092583</meta:creation-date>
    <dc:date>2021-06-18T10:02:07.222866060</dc:date>
    <meta:editing-duration>PT21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4" meta:character-count="465" meta:non-whitespace-character-count="423"/>
  </office:meta>
</office:document-meta>
</file>